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a206" officeooo:paragraph-rsid="0002a206"/>
    </style:style>
    <style:style style:name="P2" style:family="paragraph" style:parent-style-name="Standard">
      <style:text-properties officeooo:rsid="0002a206" officeooo:paragraph-rsid="0004f2ba"/>
    </style:style>
    <style:style style:name="P3" style:family="paragraph" style:parent-style-name="Standard">
      <style:text-properties officeooo:rsid="00034493" officeooo:paragraph-rsid="0004f2ba"/>
    </style:style>
    <style:style style:name="P4" style:family="paragraph" style:parent-style-name="Standard">
      <style:text-properties fo:font-weight="bold" officeooo:rsid="0002a206" officeooo:paragraph-rsid="0004f2ba" style:font-weight-asian="bold" style:font-weight-complex="bold"/>
    </style:style>
    <style:style style:name="T1" style:family="text">
      <style:text-properties officeooo:rsid="0003449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4f2b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4f2ba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oca de mensagens por aplicativos em <text:span text:style-name="T4">sm</text:span><text:span text:style-name="T5">a</text:span><text:span text:style-name="T4">rtphones</text:span>. Exemplo destes aplicativos. Exemplo de aplicativos que interceptam as informações destes aplicativos. Sigilo de comunicação em confronto com a segurança pública: visão legal.</text:p>
      <text:p text:style-name="P2"/>
      <text:p text:style-name="P2">1 SUMÁRIO: 1. Introdução; 2. Desenvolvimento; 2.1 Desenvolvimento; 2.1.1 Desenvolvimento; 3. Conclusão; 4. Referências. </text:p>
      <text:p text:style-name="P2"/>
      <text:p text:style-name="P2">RESUMO <text:s/>(até 150 palavras). </text:p>
      <text:p text:style-name="P2"/>
      <text:p text:style-name="P2"/>
      <text:p text:style-name="P2">Palavras-chave: Palavra-chave 1. Palavra-chave 2. Palavra-chave 3. Palavra-chave </text:p>
      <text:p text:style-name="P2">4. Palavra-chave </text:p>
      <text:p text:style-name="P2"/>
      <text:p text:style-name="P2">5. ABSTRACT <text:s/>(até 150 palavras). Keywords: Keyword 1. Keyword 2. Keyword 3. Keyword 4. Keyword 5.</text:p>
      <text:p text:style-name="P2"/>
      <text:p text:style-name="P2">1 INTRODUÇÃO </text:p>
      <text:p text:style-name="P2">Com a ascensão dos <text:span text:style-name="T4">sm</text:span><text:span text:style-name="T5">a</text:span><text:span text:style-name="T4">rtphones</text:span> (celulares com função de computador), o uso de <text:span text:style-name="T3">programas</text:span> (aplicativos) de troca de mensagens instantâneas se tornou patente, enquanto solução para a dinâmica exigida pela comunicação em sociedade.</text:p>
      <text:p text:style-name="P2"/>
      <text:p text:style-name="P2">Tal comunicação se liga com o contexto da globalização. Onde cada vez mais se disponibiliza informação, enquanto se exige uma resposta em menos tempo possível, enquanto o tempo cronológico para a apreensão dessas informações, obviamente, continua o mesmo.</text:p>
      <text:p text:style-name="P2"/>
      <text:p text:style-name="P2">Não afastada a qualidade de acelerar a comunicação, os aplicativos de troca de mensagens também podem servir para otimizar o sistema de sigilo de informações, quando o objetivo dos interlocutores é manter o conteúdo da conversa restrito; como que em uma conversa presencial, física, que não foi gravada, por áudio ou escrita. </text:p>
      <text:p text:style-name="P2"/>
      <text:p text:style-name="P2">Ou seja, pode conversar, de acordo com a funcionalidade do “<text:span text:style-name="T4">app”</text:span>, em qualquer lugar geográfico, sem deixar prova daquela conversa, <text:span text:style-name="T1">como que em uma conversa pessoal, considerando não existir aparelhos gravadores nesta circunstância.</text:span></text:p>
      <text:p text:style-name="P2"/>
      <text:p text:style-name="P3">Por exemplo, em um bosque, alguns executivos se <text:span text:style-name="T3">reúnem</text:span> para traçar estratégias de mercado, deixando de levar consigo qualquer aparelho eletrônico, e, considerando também, que naquele ambiente não há nenhum aparelho eletrônico capaz de gravar as conversas, o objetivo buscado é evitar ao máximo o provimento do conteúdo que foi ali delineado; este também é o objetivo de alguns “<text:span text:style-name="T4">app”</text:span>, <text:span text:style-name="T2">buscando</text:span> a máxima (ou o cúmulo) do sigilo da comunicabilidade: não deixar possibilidade de acesso ao conteúdo de uma conversa, mesmo que esta ocorra em meio digital!</text:p>
      <text:p text:style-name="P2"/>
      <text:p text:style-name="P2">2 DESENVOLVIMENTO </text:p>
      <text:p text:style-name="P4"/>
      <text:p text:style-name="P4"><text:span text:style-name="T3">2.1 </text:span>Exemplo de aplicativos <text:span text:style-name="T3">de</text:span> mensagens em <text:span text:style-name="T4">sm</text:span><text:span text:style-name="T5">a</text:span><text:span text:style-name="T4">rtphones</text:span>. <text:span text:style-name="T3">A</text:span>plicativos que interceptam as informações destes aplicativos.</text:p>
      <text:p text:style-name="P4"/>
      <text:p text:style-name="P4"/>
      <text:p text:style-name="P4"><text:span text:style-name="T3">2.2 </text:span>Sigilo de comunicação em confronto com a segurança pública: visão leg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8:59:36.601000000</meta:creation-date>
    <dc:date>2017-11-03T09:33:23.574000000</dc:date>
    <meta:editing-duration>PT11M55S</meta:editing-duration>
    <meta:editing-cycles>1</meta:editing-cycles>
    <meta:document-statistic meta:table-count="0" meta:image-count="0" meta:object-count="0" meta:page-count="1" meta:paragraph-count="15" meta:word-count="348" meta:character-count="2381" meta:non-whitespace-character-count="2039"/>
    <meta:generator>LibreOffice/5.3.0.3$Windows_X86_64 LibreOffice_project/7074905676c47b82bbcfbea1aeefc84afe1c50e1</meta:generator>
  </office:meta>
</office:document-meta>
</file>